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158466" loext:opacity="100%" officeooo:rsid="001281c9" officeooo:paragraph-rsid="0009b1ae"/>
    </style:style>
    <style:style style:name="P2" style:family="paragraph" style:parent-style-name="Standard">
      <style:text-properties fo:color="#ff8000" loext:opacity="100%" officeooo:rsid="001281c9" officeooo:paragraph-rsid="0009b1ae"/>
    </style:style>
    <style:style style:name="P3" style:family="paragraph" style:parent-style-name="Standard">
      <style:text-properties fo:color="#ff8000" loext:opacity="100%" officeooo:rsid="001281c9" officeooo:paragraph-rsid="000e24e8"/>
    </style:style>
    <style:style style:name="P4" style:family="paragraph" style:parent-style-name="Standard">
      <style:text-properties fo:color="#000000" loext:opacity="100%" officeooo:rsid="0009b1ae" officeooo:paragraph-rsid="0009b1ae"/>
    </style:style>
    <style:style style:name="P5" style:family="paragraph" style:parent-style-name="Standard">
      <style:text-properties officeooo:rsid="001281c9" officeooo:paragraph-rsid="0009b1ae"/>
    </style:style>
    <style:style style:name="P6" style:family="paragraph" style:parent-style-name="Standard">
      <style:text-properties officeooo:rsid="001281c9" officeooo:paragraph-rsid="0009e16d"/>
    </style:style>
    <style:style style:name="P7" style:family="paragraph" style:parent-style-name="Standard">
      <style:text-properties officeooo:rsid="001281c9" officeooo:paragraph-rsid="000b202a"/>
    </style:style>
    <style:style style:name="P8" style:family="paragraph" style:parent-style-name="Standard">
      <style:text-properties officeooo:rsid="001281c9" officeooo:paragraph-rsid="000b3a0f"/>
    </style:style>
    <style:style style:name="P9" style:family="paragraph" style:parent-style-name="Standard">
      <style:text-properties officeooo:rsid="001281c9" officeooo:paragraph-rsid="000c54e6"/>
    </style:style>
    <style:style style:name="P10" style:family="paragraph" style:parent-style-name="Standard">
      <style:text-properties officeooo:rsid="001281c9" officeooo:paragraph-rsid="000e24e8"/>
    </style:style>
    <style:style style:name="T1" style:family="text">
      <style:text-properties officeooo:rsid="0009b1ae"/>
    </style:style>
    <style:style style:name="T2" style:family="text">
      <style:text-properties fo:color="#ff0000" loext:opacity="100%" officeooo:rsid="0009b1ae"/>
    </style:style>
    <style:style style:name="T3" style:family="text">
      <style:text-properties fo:color="#ff0000" loext:opacity="100%" officeooo:rsid="000b202a"/>
    </style:style>
    <style:style style:name="T4" style:family="text">
      <style:text-properties fo:color="#ff0000" loext:opacity="100%" officeooo:rsid="000b3a0f"/>
    </style:style>
    <style:style style:name="T5" style:family="text">
      <style:text-properties fo:color="#ff0000" loext:opacity="100%" officeooo:rsid="000c54e6"/>
    </style:style>
    <style:style style:name="T6" style:family="text">
      <style:text-properties fo:color="#ff0000" loext:opacity="100%" officeooo:rsid="000e24e8"/>
    </style:style>
    <style:style style:name="T7" style:family="text">
      <style:text-properties officeooo:rsid="0009e16d"/>
    </style:style>
    <style:style style:name="T8" style:family="text">
      <style:text-properties officeooo:rsid="000b202a"/>
    </style:style>
    <style:style style:name="T9" style:family="text">
      <style:text-properties officeooo:rsid="000b3a0f"/>
    </style:style>
    <style:style style:name="T10" style:family="text">
      <style:text-properties officeooo:rsid="000c54e6"/>
    </style:style>
    <style:style style:name="T11" style:family="text">
      <style:text-properties officeooo:rsid="000d0658"/>
    </style:style>
    <style:style style:name="T12" style:family="text">
      <style:text-properties officeooo:rsid="000e24e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MMX</text:span> Instructions</text:p>
      <text:p text:style-name="P1"/>
      <text:p text:style-name="P4">Source operands: <text:tab/><text:tab/>mem,MMX reg</text:p>
      <text:p text:style-name="P4">Destination operand: <text:tab/><text:tab/>MMX reg</text:p>
      <text:p text:style-name="P4">Do not update EFLAGS</text:p>
      <text:p text:style-name="P4">MMX instr use letters b(byte), w(word), d(dword), q(qword)<text:tab/>→ with of elements to process</text:p>
      <text:p text:style-name="P1"/>
      <text:p text:style-name="P2">Data transfer instructions:</text:p>
      <text:p text:style-name="P5"><text:span text:style-name="T2">movd</text:span><text:tab/>→ <text:span text:style-name="T1">copy</text:span> <text:span text:style-name="T1">dword</text:span> value</text:p>
      <text:p text:style-name="P5"><text:span text:style-name="T2">movq</text:span><text:tab/>→ <text:span text:style-name="T1">copy</text:span> <text:span text:style-name="T1">qword</text:span> value</text:p>
      <text:p text:style-name="P5"/>
      <text:p text:style-name="P3"><text:span text:style-name="T12">Arithmetic</text:span> instructions:</text:p>
      <text:p text:style-name="P5"><text:span text:style-name="T2">paddb</text:span><text:tab/>→ <text:span text:style-name="T1">packed byte addition for specified operands<text:tab/></text:span><text:span text:style-name="T8">(dest = dest + source)</text:span></text:p>
      <text:p text:style-name="P5"><text:span text:style-name="T2">paddw</text:span><text:tab/>→ <text:span text:style-name="T1">same as paddb for word</text:span></text:p>
      <text:p text:style-name="P5"><text:span text:style-name="T2">paddd</text:span><text:tab/>→ <text:span text:style-name="T1">same as paddb for dword</text:span></text:p>
      <text:p text:style-name="P5"><text:span text:style-name="T2">paddq</text:span><text:tab/>→ <text:span text:style-name="T1">same as paddb for qword</text:span></text:p>
      <text:p text:style-name="P5"/>
      <text:p text:style-name="P5"><text:span text:style-name="T2">paddsb</text:span><text:tab/>→ <text:span text:style-name="T1">packed signed byte addition for specified operands</text:span></text:p>
      <text:p text:style-name="P5"><text:span text:style-name="T2">paddsw</text:span>→ <text:span text:style-name="T1">same as paddsb for word</text:span></text:p>
      <text:p text:style-name="P5"><text:span text:style-name="T2">paddsd</text:span><text:tab/>→ <text:span text:style-name="T1">same as paddsb for dword</text:span></text:p>
      <text:p text:style-name="P5"><text:span text:style-name="T2">paddsq</text:span><text:tab/>→ <text:span text:style-name="T1">same as paddsb for qword</text:span></text:p>
      <text:p text:style-name="P5"/>
      <text:p text:style-name="P5"><text:span text:style-name="T2">paddusb</text:span><text:tab/>→ <text:span text:style-name="T1">packed unsigned byte addition for specified operands</text:span></text:p>
      <text:p text:style-name="P5"><text:span text:style-name="T2">paddusw<text:tab/></text:span>→ <text:span text:style-name="T1">same as paddub for word</text:span></text:p>
      <text:p text:style-name="P5"/>
      <text:p text:style-name="P7"><text:span text:style-name="T2">psubb</text:span><text:tab/>→ <text:span text:style-name="T1">packed byte </text:span><text:span text:style-name="T7">subtraction</text:span><text:span text:style-name="T1"> for specified operands<text:tab/></text:span><text:span text:style-name="T8">(dest = dest - source)</text:span></text:p>
      <text:p text:style-name="P5"><text:span text:style-name="T2">psubw</text:span><text:tab/>→ <text:span text:style-name="T1">same as p</text:span><text:span text:style-name="T7">sub</text:span><text:span text:style-name="T1">b for word</text:span></text:p>
      <text:p text:style-name="P6"><text:span text:style-name="T2">psubd</text:span><text:tab/>→ <text:span text:style-name="T1">same as p</text:span><text:span text:style-name="T7">sub</text:span><text:span text:style-name="T1">b for dword</text:span></text:p>
      <text:p text:style-name="P6"><text:span text:style-name="T2">psubq</text:span><text:tab/>→ <text:span text:style-name="T1">same as p</text:span><text:span text:style-name="T7">sub</text:span><text:span text:style-name="T1">b for qword</text:span></text:p>
      <text:p text:style-name="P6"/>
      <text:p text:style-name="P7"><text:span text:style-name="T2">p</text:span><text:span text:style-name="T3">sub</text:span><text:span text:style-name="T2">sb</text:span><text:tab/>→ <text:span text:style-name="T1">packed signed byte addition for specified operands</text:span></text:p>
      <text:p text:style-name="P7"><text:span text:style-name="T2">p</text:span><text:span text:style-name="T3">sub</text:span><text:span text:style-name="T2">sw</text:span>→ <text:span text:style-name="T1">same as paddsb for word</text:span></text:p>
      <text:p text:style-name="P7"/>
      <text:p text:style-name="P8"><text:span text:style-name="T2">p</text:span><text:span text:style-name="T4">m</text:span><text:span text:style-name="T2">add</text:span><text:span text:style-name="T4">wd</text:span><text:tab/>→ <text:span text:style-name="T1">packed </text:span><text:span text:style-name="T9">signed</text:span><text:span text:style-name="T1"> </text:span><text:span text:style-name="T9">word</text:span><text:span text:style-name="T1"> </text:span><text:span text:style-name="T9">multiply with </text:span><text:span text:style-name="T1">addition for specified operands:</text:span></text:p>
      <text:p text:style-name="P8"><text:span text:style-name="T9"><text:tab/><text:tab/>multiplication result </text:span><text:span text:style-name="T10">of signed words in dest with signed words in source, </text:span><text:span text:style-name="T9">stored in <text:tab/><text:tab/>temp buffer as signed dwords, then adds two adjacent results together and </text:span><text:span text:style-name="T10">stores the <text:tab/><text:tab/>results in the destination low and high dword respectively</text:span><text:span text:style-name="T9"><text:tab/>→ </text:span><text:span text:style-name="T10">dot product</text:span></text:p>
      <text:p text:style-name="P9"><text:span text:style-name="T2">p</text:span><text:span text:style-name="T4">m</text:span><text:span text:style-name="T2">add</text:span><text:span text:style-name="T5">ubs</text:span><text:span text:style-name="T4">w</text:span>→ <text:span text:style-name="T1">same as </text:span><text:span text:style-name="T10">pmaddwd</text:span><text:span text:style-name="T1">, </text:span><text:span text:style-name="T10">where dest contains unsigned bytes and source contains signed <text:tab/><text:tab/>bytes, with signed words as temporary results </text:span><text:span text:style-name="T11">and add of each two adjacent results as <text:tab/><text:tab/>saturated values stored in the destination operand</text:span></text:p>
      <text:p text:style-name="P9"/>
      <text:p text:style-name="P3"><text:span text:style-name="T12">Comparison</text:span> instructions:</text:p>
      <text:p text:style-name="P10"><text:span text:style-name="T6">pcmpeqb</text:span><text:tab/>→ <text:span text:style-name="T1">packed byte </text:span><text:span text:style-name="T12">comparison, if EQ destination set to all 1s, otherwise 0s</text:span></text:p>
      <text:p text:style-name="P10"><text:span text:style-name="T6">pcmpeqw</text:span><text:tab/>→ <text:span text:style-name="T12">same as pcmpeqb, but with words</text:span></text:p>
      <text:p text:style-name="P10"><text:span text:style-name="T6">pcmpeqd</text:span><text:tab/>→ <text:span text:style-name="T12">same as pcmpeqb, but with dwords</text:span></text:p>
      <text:p text:style-name="P10"><text:span text:style-name="T6">pcmpeqq</text:span><text:tab/>→ <text:span text:style-name="T12">same as pcmpeqb, but with qwords</text:span></text:p>
      <text:p text:style-name="P10"/>
      <text:p text:style-name="P10"><text:span text:style-name="T6">pcmpgtb</text:span><text:tab/>→ <text:span text:style-name="T1">packed </text:span><text:span text:style-name="T12">signed </text:span><text:span text:style-name="T1">byte </text:span><text:span text:style-name="T12">comparison, if destination GT source, destination is set to all <text:tab/><text:tab/>1s, otherwise 0s</text:span></text:p>
      <text:p text:style-name="P10"><text:span text:style-name="T6">pcmpgtw</text:span><text:tab/>→ <text:span text:style-name="T12">same as pcmpgtb, but with signed words</text:span></text:p>
      <text:p text:style-name="P10"><text:span text:style-name="T6">pcmpgtd</text:span><text:tab/>→ <text:span text:style-name="T12">same as pcmpgtb, but with signed dwords</text:span></text:p>
      <text:p text:style-name="P10"><text:span text:style-name="T6">pcmpgtq</text:span><text:tab/>→ <text:span text:style-name="T12">same as pcmpgtb, but with signed qwords</text:span></text:p>
      <text:p text:style-name="P10"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8T17:00:07.349000000</meta:creation-date>
    <dc:date>2024-09-08T21:49:11.807000000</dc:date>
    <meta:editing-duration>PT3H7M33S</meta:editing-duration>
    <meta:editing-cycles>2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37" meta:word-count="342" meta:character-count="1995" meta:non-whitespace-character-count="1674"/>
  </office:meta>
</office:document-meta>
</file>